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624" officeooo:paragraph-rsid="00088624"/>
    </style:style>
    <style:style style:name="P2" style:family="paragraph" style:parent-style-name="Standard">
      <style:text-properties officeooo:rsid="001c789e" officeooo:paragraph-rsid="000e6a09"/>
    </style:style>
    <style:style style:name="P3" style:family="paragraph" style:parent-style-name="Standard">
      <style:text-properties officeooo:rsid="0016e70c" officeooo:paragraph-rsid="000e6a09"/>
    </style:style>
    <style:style style:name="P4" style:family="paragraph" style:parent-style-name="Standard">
      <style:text-properties officeooo:rsid="0017a994" officeooo:paragraph-rsid="000e6a09"/>
    </style:style>
    <style:style style:name="P5" style:family="paragraph" style:parent-style-name="Standard">
      <style:text-properties officeooo:rsid="0018b416" officeooo:paragraph-rsid="000e6a09"/>
    </style:style>
    <style:style style:name="P6" style:family="paragraph" style:parent-style-name="Standard">
      <style:text-properties officeooo:rsid="001a32fc" officeooo:paragraph-rsid="000e6a09"/>
    </style:style>
    <style:style style:name="P7" style:family="paragraph" style:parent-style-name="Standard">
      <style:text-properties officeooo:rsid="000edd71" officeooo:paragraph-rsid="000edd71"/>
    </style:style>
    <style:style style:name="P8" style:family="paragraph" style:parent-style-name="Standard">
      <style:text-properties officeooo:rsid="0016be70" officeooo:paragraph-rsid="0016be70"/>
    </style:style>
    <style:style style:name="P9" style:family="paragraph" style:parent-style-name="Text_20_body">
      <style:text-properties officeooo:rsid="00088624" officeooo:paragraph-rsid="00088624"/>
    </style:style>
    <style:style style:name="P10" style:family="paragraph" style:parent-style-name="Text_20_body">
      <style:text-properties officeooo:paragraph-rsid="00088624"/>
    </style:style>
    <style:style style:name="P11" style:family="paragraph" style:parent-style-name="Text_20_body">
      <style:text-properties officeooo:rsid="00088b54" officeooo:paragraph-rsid="00088b54"/>
    </style:style>
    <style:style style:name="P12" style:family="paragraph" style:parent-style-name="Text_20_body">
      <style:text-properties officeooo:rsid="000a5d3f" officeooo:paragraph-rsid="000a5d3f"/>
    </style:style>
    <style:style style:name="P13" style:family="paragraph" style:parent-style-name="Text_20_body">
      <style:text-properties officeooo:paragraph-rsid="00088b54"/>
    </style:style>
    <style:style style:name="P14" style:family="paragraph" style:parent-style-name="Text_20_body">
      <style:text-properties officeooo:paragraph-rsid="000a5d3f"/>
    </style:style>
    <style:style style:name="P15" style:family="paragraph" style:parent-style-name="Text_20_body">
      <style:text-properties officeooo:rsid="000b9326" officeooo:paragraph-rsid="000b9326"/>
    </style:style>
    <style:style style:name="P16" style:family="paragraph" style:parent-style-name="Text_20_body">
      <style:text-properties officeooo:paragraph-rsid="000b9326"/>
    </style:style>
    <style:style style:name="P17" style:family="paragraph" style:parent-style-name="Text_20_body">
      <style:text-properties officeooo:paragraph-rsid="000f16bb"/>
    </style:style>
    <style:style style:name="P18" style:family="paragraph" style:parent-style-name="Text_20_body">
      <style:text-properties officeooo:rsid="0010ada9" officeooo:paragraph-rsid="0010ada9"/>
    </style:style>
    <style:style style:name="P19" style:family="paragraph" style:parent-style-name="Text_20_body">
      <style:text-properties fo:font-weight="normal" officeooo:rsid="0010ada9" officeooo:paragraph-rsid="0010ada9" style:font-weight-asian="normal" style:font-weight-complex="normal"/>
    </style:style>
    <style:style style:name="P20" style:family="paragraph" style:parent-style-name="Text_20_body">
      <style:text-properties fo:font-weight="normal" officeooo:rsid="0010ada9" officeooo:paragraph-rsid="00128927" style:font-weight-asian="normal" style:font-weight-complex="normal"/>
    </style:style>
    <style:style style:name="P21" style:family="paragraph" style:parent-style-name="Text_20_body">
      <style:text-properties fo:font-weight="normal" officeooo:rsid="00144342" officeooo:paragraph-rsid="00144342" style:font-weight-asian="normal" style:font-weight-complex="normal"/>
    </style:style>
    <style:style style:name="P22" style:family="paragraph" style:parent-style-name="Text_20_body">
      <style:text-properties officeooo:rsid="00167d70" officeooo:paragraph-rsid="00167d70"/>
    </style:style>
    <style:style style:name="P23" style:family="paragraph" style:parent-style-name="Text_20_body">
      <style:text-properties officeooo:rsid="0016be70" officeooo:paragraph-rsid="0016be70"/>
    </style:style>
    <style:style style:name="P24" style:family="paragraph" style:parent-style-name="Text_20_body">
      <style:text-properties officeooo:rsid="00181a4e" officeooo:paragraph-rsid="00181a4e"/>
    </style:style>
    <style:style style:name="P25" style:family="paragraph" style:parent-style-name="Text_20_body">
      <style:text-properties officeooo:rsid="001aff8b" officeooo:paragraph-rsid="001aff8b"/>
    </style:style>
    <style:style style:name="P26" style:family="paragraph" style:parent-style-name="Text_20_body">
      <style:text-properties officeooo:rsid="001aff8b" officeooo:paragraph-rsid="001b9f61"/>
    </style:style>
    <style:style style:name="P27" style:family="paragraph" style:parent-style-name="Text_20_body">
      <style:text-properties officeooo:rsid="0023bd84" officeooo:paragraph-rsid="0024d27b"/>
    </style:style>
    <style:style style:name="P28" style:family="paragraph" style:parent-style-name="Text_20_body">
      <style:text-properties officeooo:rsid="0027d9d3" officeooo:paragraph-rsid="0027d9d3"/>
    </style:style>
    <style:style style:name="P29" style:family="paragraph" style:parent-style-name="Text_20_body">
      <style:text-properties officeooo:paragraph-rsid="0027d9d3"/>
    </style:style>
    <style:style style:name="P30" style:family="paragraph" style:parent-style-name="Text_20_body">
      <style:text-properties officeooo:rsid="002952bf" officeooo:paragraph-rsid="002952bf"/>
    </style:style>
    <style:style style:name="P3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rsid="001b9f61" officeooo:paragraph-rsid="001b9f61"/>
    </style:style>
    <style:style style:name="P3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rsid="001b9f61" officeooo:paragraph-rsid="0024d27b"/>
    </style:style>
    <style:style style:name="P3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rsid="0024d27b" officeooo:paragraph-rsid="0024d27b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1aff8b" officeooo:paragraph-rsid="001b9f61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124d9" officeooo:paragraph-rsid="002124d9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7d9d3" officeooo:paragraph-rsid="0024d27b"/>
    </style:style>
    <style:style style:name="P37" style:family="paragraph" style:parent-style-name="Heading_20_2">
      <style:text-properties officeooo:rsid="000a5d3f" officeooo:paragraph-rsid="000a5d3f"/>
    </style:style>
    <style:style style:name="P38" style:family="paragraph" style:parent-style-name="Heading_20_2">
      <style:text-properties officeooo:rsid="000b9326" officeooo:paragraph-rsid="000b9326"/>
    </style:style>
    <style:style style:name="P39" style:family="paragraph" style:parent-style-name="Heading_20_2">
      <style:text-properties officeooo:rsid="00088624" officeooo:paragraph-rsid="00088624"/>
    </style:style>
    <style:style style:name="P40" style:family="paragraph" style:parent-style-name="Heading_20_2">
      <style:text-properties officeooo:rsid="00088b54" officeooo:paragraph-rsid="00088b54"/>
    </style:style>
    <style:style style:name="P41" style:family="paragraph" style:parent-style-name="Heading_20_4">
      <style:text-properties officeooo:rsid="000b9326" officeooo:paragraph-rsid="000b9326"/>
    </style:style>
    <style:style style:name="P42" style:family="paragraph" style:parent-style-name="Heading_20_3">
      <style:text-properties officeooo:rsid="000f16bb" officeooo:paragraph-rsid="000f16bb"/>
    </style:style>
    <style:style style:name="P43" style:family="paragraph" style:parent-style-name="Heading_20_3">
      <style:text-properties officeooo:rsid="00167d70" officeooo:paragraph-rsid="00167d70"/>
    </style:style>
    <style:style style:name="P44" style:family="paragraph" style:parent-style-name="Heading_20_3">
      <style:text-properties officeooo:rsid="00220290" officeooo:paragraph-rsid="00220290"/>
    </style:style>
    <style:style style:name="P45" style:family="paragraph" style:parent-style-name="Heading_20_3">
      <style:text-properties officeooo:rsid="0027d9d3" officeooo:paragraph-rsid="0027d9d3"/>
    </style:style>
    <style:style style:name="P46" style:family="paragraph" style:parent-style-name="Heading_20_3">
      <style:text-properties officeooo:paragraph-rsid="002dae4d"/>
    </style:style>
    <style:style style:name="P47" style:family="paragraph" style:parent-style-name="Text_20_body">
      <style:text-properties fo:font-weight="normal" officeooo:rsid="00144342" officeooo:paragraph-rsid="00144342" style:font-weight-asian="normal" style:font-weight-complex="normal"/>
    </style:style>
    <style:style style:name="P48" style:family="paragraph" style:parent-style-name="Text_20_body">
      <style:text-properties fo:font-weight="normal" officeooo:rsid="002dae4d" officeooo:paragraph-rsid="002dae4d" style:font-weight-asian="normal" style:font-weight-complex="normal"/>
    </style:style>
    <style:style style:name="P49" style:family="paragraph" style:parent-style-name="Text_20_body">
      <style:text-properties officeooo:rsid="002b8aad" officeooo:paragraph-rsid="002b8aad"/>
    </style:style>
    <style:style style:name="P50" style:family="paragraph" style:parent-style-name="Text_20_body">
      <style:text-properties officeooo:rsid="002dae4d" officeooo:paragraph-rsid="002dae4d"/>
    </style:style>
    <style:style style:name="T1" style:family="text">
      <style:text-properties officeooo:rsid="00088624"/>
    </style:style>
    <style:style style:name="T2" style:family="text">
      <style:text-properties officeooo:rsid="000b9326"/>
    </style:style>
    <style:style style:name="T3" style:family="text">
      <style:text-properties officeooo:rsid="001c1687"/>
    </style:style>
    <style:style style:name="T4" style:family="text">
      <style:text-properties officeooo:rsid="00128927"/>
    </style:style>
    <style:style style:name="T5" style:family="text">
      <style:text-properties officeooo:rsid="001aff8b"/>
    </style:style>
    <style:style style:name="T6" style:family="text">
      <style:text-properties officeooo:rsid="00220290"/>
    </style:style>
    <style:style style:name="T7" style:family="text">
      <style:text-properties officeooo:rsid="0024d27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4d27b" style:font-weight-asian="bold" style:font-weight-complex="bold"/>
    </style:style>
    <style:style style:name="T10" style:family="text">
      <style:text-properties fo:font-weight="bold" officeooo:rsid="0027d9d3" style:font-weight-asian="bold" style:font-weight-complex="bold"/>
    </style:style>
    <style:style style:name="T11" style:family="text">
      <style:text-properties officeooo:rsid="0027d9d3"/>
    </style:style>
    <style:style style:name="T12" style:family="text">
      <style:text-properties officeooo:rsid="002dae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Basics: </text:p>
      <text:p text:style-name="P1"/>
      <text:h text:style-name="P37" text:outline-level="2">Basic Layout:</text:h>
      <text:p text:style-name="P14"/>
      <text:p text:style-name="P12">&lt;php </text:p>
      <text:p text:style-name="P12">// <text:span text:style-name="T2">DO THE PHP HERE</text:span></text:p>
      <text:p text:style-name="P12"/>
      <text:p text:style-name="P12">?&gt;</text:p>
      <text:p text:style-name="P1"/>
      <text:p text:style-name="P1"/>
      <text:h text:style-name="P38" text:outline-level="2">Comments:</text:h>
      <text:p text:style-name="P16"/>
      <text:p text:style-name="P16">// <text:span text:style-name="T2">comment here</text:span></text:p>
      <text:p text:style-name="P1"/>
      <text:p text:style-name="P1"/>
      <text:h text:style-name="P39" text:outline-level="2">Print to Console:</text:h>
      <text:p text:style-name="P10"><text:tab/><text:span text:style-name="T1">Echo “text”;</text:span></text:p>
      <text:p text:style-name="P1"/>
      <text:h text:style-name="Heading_20_3" text:outline-level="3">Concantenate:</text:h>
      <text:p text:style-name="P8"><text:tab/></text:p>
      <text:p text:style-name="P8"><text:tab/>Echo “this ” . $and . “ that”;</text:p>
      <text:h text:style-name="P39" text:outline-level="2">For Loop:</text:h>
      <text:p text:style-name="P9"><text:s text:c="4"/>&lt;?php<text:line-break/> <text:s text:c="5"/>for ($leap = 2004; $leap &lt; 2050; $leap = $leap + 4) {<text:line-break/> <text:s text:c="7"/>echo "&lt;p&gt;$leap&lt;/p&gt;";<text:line-break/> <text:s text:c="5"/>}<text:line-break/> <text:s text:c="3"/>?&gt;</text:p>
      <text:p text:style-name="P9"/>
      <text:h text:style-name="P40" text:outline-level="2">Foreach Loop:</text:h>
      <text:p text:style-name="P13"/>
      <text:p text:style-name="P11"><text:s text:c="10"/>foreach ($dictionary as $lang) {<text:line-break/> <text:s text:c="13"/>echo "&lt;li&gt;$lang&lt;/li&gt;";<text:line-break/> <text:s text:c="9"/>}</text:p>
      <text:p text:style-name="P9"/>
      <text:p text:style-name="P9"><text:soft-page-break/></text:p>
      <text:h text:style-name="Heading_20_2" text:outline-level="2">While Loop:</text:h>
      <text:p text:style-name="P15"><text:s text:c="4"/>&lt;?php</text:p>
      <text:p text:style-name="P15"><text:tab/>//Add while loop below</text:p>
      <text:p text:style-name="P15"><text:tab/>$check = true;</text:p>
      <text:p text:style-name="P15"><text:s text:c="4"/>while ($check == true) {</text:p>
      <text:p text:style-name="P15"><text:s text:c="4"/>echo "loop";</text:p>
      <text:p text:style-name="P15"><text:s text:c="4"/>$check = false;</text:p>
      <text:p text:style-name="P15"><text:s text:c="4"/>}</text:p>
      <text:p text:style-name="P15"><text:s text:c="4"/>?&gt;</text:p>
      <text:p text:style-name="P15"/>
      <text:h text:style-name="P41" text:outline-level="4">Or Endwhile:</text:h>
      <text:p text:style-name="P15"><text:s text:c="4"/>&lt;?php</text:p>
      <text:p text:style-name="P15"><text:tab/>//Add while loop below</text:p>
      <text:p text:style-name="P15"><text:tab/>$check = true;</text:p>
      <text:p text:style-name="P15"><text:s text:c="4"/>while ($check == true):</text:p>
      <text:p text:style-name="P15"><text:s text:c="4"/>echo "loop";</text:p>
      <text:p text:style-name="P15"><text:s text:c="4"/>$check = false;</text:p>
      <text:p text:style-name="P15"><text:s text:c="4"/>endwhile;</text:p>
      <text:p text:style-name="P15"><text:s text:c="4"/>?&g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PHP Basics</text:p>
      <text:p text:style-name="P3"/>
      <text:p text:style-name="P3"><text:soft-page-break/>Modifiers</text:p>
      <text:p text:style-name="P3"/>
      <text:p text:style-name="P3">Length: </text:p>
      <text:p text:style-name="P3"><text:tab/>$length = strlen("Jack");<text:line-break/><text:tab/>print $length</text:p>
      <text:p text:style-name="P3"/>
      <text:p text:style-name="P3"/>
      <text:p text:style-name="P4">substring:</text:p>
      <text:p text:style-name="P4"><text:tab/>$partial = substr("Jack", 0, 3);<text:line-break/> <text:s text:c="2"/><text:tab/>print $partial;</text:p>
      <text:p text:style-name="P4"/>
      <text:p text:style-name="P5">uppercase:</text:p>
      <text:p text:style-name="P5"><text:tab/>$uppercase = strtoupper($myname);<text:line-break/><text:tab/>print $uppercase;</text:p>
      <text:p text:style-name="P5"/>
      <text:p text:style-name="P5"/>
      <text:p text:style-name="P5">lowercase: </text:p>
      <text:p text:style-name="P5"><text:tab/>$lowercase = strtolower(“Jack”);<text:line-break/><text:tab/>print $lowercase;</text:p>
      <text:p text:style-name="P5"/>
      <text:p text:style-name="P6"><text:span text:style-name="T3">S</text:span>earch string for item:</text:p>
      <text:p text:style-name="P6"><text:tab/>$a3 = strpos("Jack", "c");</text:p>
      <text:p text:style-name="P6"><text:tab/>echo $a3</text:p>
      <text:p text:style-name="P6"/>
      <text:p text:style-name="P6"/>
      <text:p text:style-name="P2">rounding: </text:p>
      <text:p text:style-name="P2"><text:tab/>$round = round(M_PI);<text:line-break/><text:tab/>print $round; <text:s/>// prints 3</text:p>
      <text:p text:style-name="P2"/>
      <text:p text:style-name="P2"><text:tab/>$round_decimal = round(M_PI, 4);<text:line-break/><text:tab/>print $round_decimal; // prints 3.1416</text:p>
      <text:p text:style-name="P2"/>
      <text:p text:style-name="P2"/>
      <text:p text:style-name="P7">random:</text:p>
      <text:p text:style-name="P7"><text:tab/>// prints a number between 0 and 32767</text:p>
      <text:p text:style-name="P7"><text:tab/>print rand();</text:p>
      <text:p text:style-name="P7"/>
      <text:p text:style-name="P7"><text:tab/>// prints a number between 1 and 10</text:p>
      <text:p text:style-name="P7"><text:tab/>print rand(1,10);</text:p>
      <text:p text:style-name="P7"/>
      <text:p text:style-name="P7"/>
      <text:p text:style-name="P7"/>
      <text:h text:style-name="P42" text:outline-level="3">Arrays:</text:h>
      <text:p text:style-name="P17"/>
      <text:h text:style-name="Heading_20_3" text:outline-level="3">Create an Array:</text:h>
      <text:p text:style-name="P18"><text:tab/>$array = array(“string”, 2);</text:p>
      <text:p text:style-name="P18"/>
      <text:h text:style-name="Heading_20_3" text:outline-level="3"><text:soft-page-break/>Push new Variable to Array:</text:h>
      <text:p text:style-name="P18"><text:tab/>array_push($array, “variable”);</text:p>
      <text:h text:style-name="Heading_20_3" text:outline-level="3">Sort Array:</text:h>
      <text:p text:style-name="P19"><text:tab/>sort($array);</text:p>
      <text:p text:style-name="P20"><text:tab/><text:span text:style-name="T4">the opposite of this is:</text:span></text:p>
      <text:p text:style-name="P20"><text:tab/><text:span text:style-name="T4">rsort($array);</text:span><text:tab/></text:p>
      <text:p text:style-name="P19"/>
      <text:h text:style-name="Heading_20_3" text:outline-level="3">Print with Joining:</text:h>
      <text:p text:style-name="P19"><text:tab/>print <text:s/>join(“, “), $array);</text:p>
      <text:p text:style-name="P19"/>
      <text:h text:style-name="Heading_20_3" text:outline-level="3">Select Array Value:</text:h>
      <text:p text:style-name="P21"><text:tab/>print $array[number];</text:p>
      <text:p text:style-name="P21"/>
      <text:h text:style-name="P46" text:outline-level="3">Print out all values in Array:</text:h>
      <text:p text:style-name="P48"><text:s text:c="6"/>for ($i = 0; $i &lt; count($example); $i++) {<text:line-break/> <text:s text:c="7"/>echo $example[$i] . '&lt;br /&gt;';<text:line-break/> <text:s text:c="5"/>}</text:p>
      <text:h text:style-name="Heading_20_3" text:outline-level="3">Associated Array:</text:h>
      <text:p text:style-name="P49"><text:s text:c="8"/>$assocCar = array('year' =&gt; 2012,<text:line-break/> <text:s text:c="18"/>'colour' =&gt; 'blue',<text:line-break/> <text:s text:c="18"/>'doors' =&gt; 5,<text:line-break/> <text:s text:c="18"/>'make' =&gt; 'BMW');</text:p>
      <text:h text:style-name="Heading_20_3" text:outline-level="3">Select Value in AA:</text:h>
      <text:p text:style-name="P49"><text:s text:c="8"/>echo $assocCar['make'];</text:p>
      <text:p text:style-name="P49"/>
      <text:h text:style-name="Heading_20_3" text:outline-level="3">Print out all values in A<text:span text:style-name="T12">ssociated Array:</text:span></text:h>
      <text:p text:style-name="P50"><text:s text:c="8"/>$example = array("example1" =&gt; "one",<text:line-break/> <text:s text:c="19"/>"example2" =&gt; "two",<text:line-break/> <text:s text:c="19"/>"example3" =&gt; "three");<text:line-break/> <text:s text:c="19"/><text:line-break/> <text:s text:c="7"/>foreach ($example as $a=&gt;$b){<text:line-break/><text:soft-page-break/> <text:s text:c="11"/>echo $a." ".$b. "&lt;br&gt;";<text:line-break/> <text:s text:c="11"/>}</text:p>
      <text:p text:style-name="P21"/>
      <text:h text:style-name="P43" text:outline-level="3">Functions:</text:h>
      <text:p text:style-name="P22"/>
      <text:h text:style-name="Heading_20_3" text:outline-level="3">Basic Structure:</text:h>
      <text:p text:style-name="P22">function name(parameters) {</text:p>
      <text:p text:style-name="P22"><text:s text:c="2"/>statement;</text:p>
      <text:p text:style-name="P22">}</text:p>
      <text:p text:style-name="P22"/>
      <text:h text:style-name="Heading_20_3" text:outline-level="3">Calling a function:</text:h>
      <text:p text:style-name="P23">&lt;?php</text:p>
      <text:p text:style-name="P23">name(parameters);</text:p>
      <text:p text:style-name="P23">?&gt;</text:p>
      <text:p text:style-name="P23"/>
      <text:p text:style-name="P23"/>
      <text:h text:style-name="Heading_20_3" text:outline-level="3">Objects:</text:h>
      <text:p text:style-name="Text_20_body"/>
      <text:h text:style-name="Heading_20_3" text:outline-level="3">Basic Structure:</text:h>
      <text:p text:style-name="P24">class Person{<text:line-break/> <text:s text:c="11"/>public $isAlive = true;<text:line-break/> <text:s text:c="11"/>public $firstname;<text:line-break/> <text:s text:c="11"/>public $lastname;<text:line-break/> <text:s text:c="11"/>public $age;<text:line-break/> <text:s text:c="7"/>}</text:p>
      <text:p text:style-name="P24"/>
      <text:h text:style-name="Heading_20_3" text:outline-level="3">Creating an instance of this object:</text:h>
      <text:p text:style-name="P24"><text:tab/>$teacher = new Person(<text:span text:style-name="T5">properties</text:span>);</text:p>
      <text:p text:style-name="P24"/>
      <text:h text:style-name="Heading_20_3" text:outline-level="3">Adding <text:span text:style-name="T5">constructor</text:span> to <text:span text:style-name="T5">Object</text:span>:</text:h>
      <text:p text:style-name="P25"/>
      <text:p text:style-name="P25"><text:soft-page-break/><text:s text:c="8"/>class Person{<text:line-break/> <text:s text:c="11"/>public $isAlive = true;<text:line-break/> <text:s text:c="11"/>public $firstname;<text:line-break/> <text:s text:c="11"/>public $lastname;<text:line-break/> <text:s text:c="11"/>public $age;<text:line-break/> <text:s text:c="11"/><text:line-break/> <text:s text:c="11"/>public function __construct($firstname, $lastname, $age) {<text:line-break/> <text:s text:c="15"/>$this-&gt;firstname = $firstname;<text:line-break/> <text:s text:c="15"/>$this-&gt;lastname = $lastname;<text:line-break/> <text:s text:c="15"/>$this-&gt;age = $age;<text:line-break/>}<text:line-break/> <text:s text:c="7"/>}</text:p>
      <text:p text:style-name="P25"/>
      <text:h text:style-name="Heading_20_3" text:outline-level="3">Print property of an Object: </text:h>
      <text:p text:style-name="P25">echo $student-&gt;age; </text:p>
      <text:p text:style-name="P25"/>
      <text:h text:style-name="Heading_20_3" text:outline-level="3">Adding a function to the Object:</text:h>
      <text:p text:style-name="P26"><text:s text:c="2"/>class Person{</text:p>
      <text:p text:style-name="P31">public function greet() {<text:line-break/> <text:s text:c="7"/>return "Hello, my name is " . $this-&gt;firstname . " " . $this-&gt;lastname . ". Nice to meet you! :-)";<text:line-break/> <text:s text:c="7"/>}</text:p>
      <text:p text:style-name="P34"><text:tab/> }</text:p>
      <text:p text:style-name="P34"/>
      <text:p text:style-name="P35"/>
      <text:h text:style-name="Heading_20_3" text:outline-level="3">Testing if <text:span text:style-name="T6">Variable </text:span>is an object:</text:h>
      <text:p text:style-name="P35"><text:s/>$me = new Person("Shane");<text:line-break/> <text:s text:c="7"/>if (is_a($me, "Person")) {<text:line-break/> <text:s text:c="9"/>echo "I'm a person, ";<text:line-break/> <text:s text:c="7"/>}</text:p>
      <text:h text:style-name="Heading_20_3" text:outline-level="3">Testing if <text:span text:style-name="T6">variable has a value:</text:span></text:h>
      <text:p text:style-name="Standard"><text:line-break/> <text:s text:c="7"/>if (property_exists($me, "name")) {<text:line-break/> <text:s text:c="9"/>echo "I have a name, ";<text:line-break/> <text:s text:c="7"/>}</text:p>
      <text:p text:style-name="Standard"/>
      <text:h text:style-name="P44" text:outline-level="3"><text:soft-page-break/>Testing if a variable has a method:</text:h>
      <text:p text:style-name="Text_20_body"><text:line-break/> <text:s text:c="7"/>if (method_exists($me, "dance")) {<text:line-break/> <text:s text:c="9"/>echo "and I know how to dance!";<text:line-break/> <text:s text:c="7"/>}</text:p>
      <text:p text:style-name="Text_20_body"/>
      <text:h text:style-name="Heading_20_3" text:outline-level="3">Create Subclass which inherits from Class:</text:h>
      <text:p text:style-name="Text_20_body"/>
      <text:p text:style-name="P27">class Ninja extends Person {<text:line-break/> <text:s text:c="7"/>// Add your code here...<text:line-break/> <text:s text:c="6"/><text:line-break/> <text:s text:c="5"/>}</text:p>
      <text:p text:style-name="P27"/>
      <text:p text:style-name="P27"/>
      <text:h text:style-name="Heading_20_3" text:outline-level="3">Prevent Subclasses from modifying Parent Class Values.</text:h>
      <text:p text:style-name="P32"><text:span text:style-name="T9">final </text:span>public function greet() {<text:line-break/><text:tab/><text:span text:style-name="T7">echo “hello”;</text:span></text:p>
      <text:p text:style-name="P33">}</text:p>
      <text:p text:style-name="P36"/>
      <text:h text:style-name="P45" text:outline-level="3">Create constant value in class:</text:h>
      <text:p text:style-name="P29"><text:tab/><text:span text:style-name="T10">const </text:span><text:span text:style-name="T11">alive = true;</text:span></text:p>
      <text:p text:style-name="P29"/>
      <text:h text:style-name="Heading_20_3" text:outline-level="3">Access Values in Class:</text:h>
      <text:p text:style-name="P28">echo Person::alive;</text:p>
      <text:p text:style-name="P28"/>
      <text:h text:style-name="Heading_20_3" text:outline-level="3">Make a value in a class accessible without creating Instance;</text:h>
      <text:p text:style-name="Text_20_body"/>
      <text:p text:style-name="P30"><text:s/>class King {<text:line-break/> <text:s text:c="5"/><text:line-break/> <text:s text:c="9"/>public <text:span text:style-name="T8">static</text:span> function proclaim() {<text:line-break/> <text:s text:c="11"/>echo "A kingly proclamation!";<text:line-break/> <text:s text:c="9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0:17:02.136000000</meta:creation-date>
    <meta:editing-duration>PT9H23M46S</meta:editing-duration>
    <meta:editing-cycles>12</meta:editing-cycles>
    <meta:generator>LibreOffice/5.3.3.2$Windows_x86 LibreOffice_project/3d9a8b4b4e538a85e0782bd6c2d430bafe583448</meta:generator>
    <dc:date>2017-07-12T10:07:50.865000000</dc:date>
    <meta:document-statistic meta:table-count="0" meta:image-count="0" meta:object-count="0" meta:page-count="7" meta:paragraph-count="115" meta:word-count="526" meta:character-count="3966" meta:non-whitespace-character-count="2844"/>
  </office:meta>
</office:document-meta>
</file>